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fe0af" officeooo:paragraph-rsid="000fe0af"/>
    </style:style>
    <style:style style:name="P2" style:family="paragraph" style:parent-style-name="Standard">
      <style:text-properties officeooo:paragraph-rsid="0010ae47"/>
    </style:style>
    <style:style style:name="P3" style:family="paragraph" style:parent-style-name="Standard">
      <style:text-properties officeooo:rsid="0010ae47" officeooo:paragraph-rsid="0010ae47"/>
    </style:style>
    <style:style style:name="P4" style:family="paragraph" style:parent-style-name="Standard">
      <style:text-properties officeooo:rsid="0010b3f9" officeooo:paragraph-rsid="0010b3f9"/>
    </style:style>
    <style:style style:name="T1" style:family="text">
      <style:text-properties officeooo:rsid="000fe0af"/>
    </style:style>
    <style:style style:name="T2" style:family="text">
      <style:text-properties officeooo:rsid="0010ae47"/>
    </style:style>
    <style:style style:name="T3" style:family="text">
      <style:text-properties officeooo:rsid="0010b3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ginning text:</text:p>
      <text:p text:style-name="P2">Welcome everyone, today we will be discussing the topic of "Machine Learning the Arrow of Time." In this presentation, <text:span text:style-name="T1">I will show a project for this class, which goal was to reproduce</text:span> the results of a paper with the same name. The paper explores the use of machine learning techniques to analyze the arrow of time in various physical systems. <text:span text:style-name="T1">Today I will discuss</text:span> the methods and techniques used <text:span text:style-name="T1">to reproduce the</text:span> paper, as well as the results that were obtained. Additionally, we will also be discussing the implications of these results, and what they mean for the field of machine learning and the study of the arrow of time. <text:line-break/><text:span text:style-name="T1">Abstract text:</text:span><text:span text:style-name="T2"> </text:span><text:span text:style-name="T1"><text:line-break/>If we are shown a video of a macroscopic process, it is often easy to guess wheter the movie is played in the correct or in time-reversed order. The phrase time arrow describes the flow of events and determines the order of events to happen. </text:span><text:span text:style-name="T2">Since entropy is one of the few processes that is not time-symmetric, it makes sense to define the direction of the time arrow by it. <text:s text:c="2"/></text:span></text:p>
      <text:p text:style-name="P3">The paper of Christopher Jarzynski, Mohammad Hafezi and Alireza Seif shows that machine learning can predict the arrow of time by giving it the trajectory of a microscopic system by identifiying the entropy as <text:span text:style-name="T3">underlying mechanism. <text:line-break/>Content text:</text:span></text:p>
      <text:p text:style-name="P4">In order to discuss these topics, I will first talk about the Ising Model, which was used to generate training data for the Neuronal Network. Secondly I will briefly explain how neuronal networks are built and used. Afterwards I will talk shortly about the implementation and the technologies used, to finally discuss and compare the results.</text:p>
      <text:p text:style-name="P4">Ising Model text:</text:p>
      <text:p text:style-name="P4">In the Ising model, a lattice of "spins" is considered, where each spin represents the magnetic moment of an atom or molecule. The spins are arranged on a two-dimensional lattice, such as a square grid, and can take on one of two values, typically represented as +1 or -1. The energy of the system is determined by the interactions between the spins, which are represented by a coupling constant J. </text:p>
      <text:p text:style-name="P4"/>
      <text:p text:style-name="P4">In order to simulate a phase transition in the Ising Model, one follows this algorithm: First, a random spin is flipped. Second, the energy difference between the new flipped state and the old state is calculated. Afterwards a random number will be generated and based on the energy difference there will be a chance, that this new state will be accepted. After a number of iterations this will converge into equilibriu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7:40:26.321158706</meta:creation-date>
    <dc:date>2023-01-19T18:11:38.592649461</dc:date>
    <meta:editing-duration>PT11S</meta:editing-duration>
    <meta:editing-cycles>1</meta:editing-cycles>
    <meta:generator>LibreOffice/7.3.7.2$Linux_X86_64 LibreOffice_project/30$Build-2</meta:generator>
    <meta:document-statistic meta:table-count="0" meta:image-count="0" meta:object-count="0" meta:page-count="1" meta:paragraph-count="7" meta:word-count="422" meta:character-count="2465" meta:non-whitespace-character-count="2042"/>
  </office:meta>
</office:document-meta>
</file>